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8b138" officeooo:paragraph-rsid="0008b138"/>
    </style:style>
    <style:style style:name="P2" style:family="paragraph" style:parent-style-name="Standard">
      <style:text-properties fo:font-weight="bold" officeooo:rsid="0008b138" officeooo:paragraph-rsid="0008b138" style:font-weight-asian="bold" style:font-weight-complex="bold"/>
    </style:style>
    <style:style style:name="P3" style:family="paragraph" style:parent-style-name="Standard">
      <style:text-properties officeooo:rsid="0008c189" officeooo:paragraph-rsid="0008c189"/>
    </style:style>
    <style:style style:name="P4" style:family="paragraph" style:parent-style-name="Standard">
      <style:text-properties officeooo:rsid="000941cd" officeooo:paragraph-rsid="000941cd"/>
    </style:style>
    <style:style style:name="P5" style:family="paragraph" style:parent-style-name="Standard">
      <style:text-properties officeooo:rsid="0009cde5" officeooo:paragraph-rsid="0009cde5"/>
    </style:style>
    <style:style style:name="T1" style:family="text">
      <style:text-properties fo:font-weight="bold" officeooo:rsid="0008c189" style:font-weight-asian="bold" style:font-weight-complex="bold"/>
    </style:style>
    <style:style style:name="T2" style:family="text">
      <style:text-properties officeooo:rsid="000941cd"/>
    </style:style>
    <style:style style:name="T3" style:family="text">
      <style:text-properties style:text-underline-style="none"/>
    </style:style>
    <style:style style:name="T4" style:family="text">
      <style:text-properties style:text-underline-style="none" officeooo:rsid="0009cde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endahuluan</text:p>
      <text:p text:style-name="P1"/>
      <text:p text:style-name="P1">berbicara tentang time management yang perlu diketahui adalah masalah produktivitas. Nah kali ini kalian harus tahu, jumlah jam kerja itu tidak sama dengan produktivitas.</text:p>
      <text:p text:style-name="P1"/>
      <text:p text:style-name="P1">Di beberapa negara, seperti jerman, belanda, perancis, itu adalah negara-negara yang mempunyai jumlah jam kerja kurang dari 8 jam per hari. Mereka hanya bekerja 40 jam dalam satu minggu.</text:p>
      <text:p text:style-name="P1"/>
      <text:p text:style-name="P1">Sedangkan kita? Kita biasanya bekerja lebih lama. Apakah itu produktif? Belum tentu!</text:p>
      <text:p text:style-name="P1"/>
      <text:p text:style-name="P1"><text:span text:style-name="T1">Sibuk vs Produktif</text:span> </text:p>
      <text:p text:style-name="P1"/>
      <text:p text:style-name="P3">berbicara tentang produktif mungkin kalian ngerasa selalu sibuk. Nah sibuk vs produktf. 2Hal yang sangat berbeda. Kenapa saya bisa bilang berbeda. Ketika kita merasa sibuk, pastinya kita punya banyak rencana pencapaian, kemudian biasanya kita bekerja dengan mengobrol, lalu mengatakan iya pada semua yang akan dikerjakan. Itu membuat kita sangat sibuk, tapi tidak produktif. </text:p>
      <text:p text:style-name="P3"/>
      <text:p text:style-name="P3">Kemudian produktif itu seperti apa? Produktif itu adalah melakukan prioritas pencapaian, jadi kita memprioritaskan apa yang akan kita capai. Kemudian kita harus bekerja secara deep work, deep work itu apa? Deep work adalah sangat memanfaatkan waktu yang ada. Kalkulasi waktu sebelum mengatakan iya. Jadi jangan selalu mengatakan iya ya dalam semua pekerjaan. </text:p>
      <text:p text:style-name="P3"/>
      <text:p text:style-name="P3">Ketika kita bekerja dengan tidak produktif, pasti kita akan merasa burn out. Apa itu burn out? Burn out adalah kelelahan dalam bekerja, dan itu bisa menyebabkan kita depresi. </text:p>
      <text:p text:style-name="P3"/>
      <text:p text:style-name="P3">1. perasaan yang lelah</text:p>
      <text:p text:style-name="P3">2. kita bisa terasingkan dari pekerjaan</text:p>
      <text:p text:style-name="P3">3. menyebabkan kinerja yang sangat buruk dalam bekerja</text:p>
      <text:p text:style-name="P3"/>
      <text:p text:style-name="P3">kemudian bagaimana cara nya? Tentukan tujuan! Nah apa itu tujuan? Tujuan adalah awal yang efektif untuk time management, yang berperan sebagai sebuah kompas untuk menunjukkan hal apa yang <text:span text:style-name="T2">memerlukan konsekuensi dan waktu. Nah tujuan itu dipisahkan berdasarkan kepentingan nya seperti apa.</text:span></text:p>
      <text:p text:style-name="P3"/>
      <text:p text:style-name="P4">Yang pertama adalah critical goals, itu adalah sesuatu yang penting dan harus dicapai untuk keberhasilan mu. (penyelesaian project nya rata-rata sekitar 1 tahun)</text:p>
      <text:p text:style-name="P4"/>
      <text:p text:style-name="P4">yang kedua enabling goals,<text:span text:style-name="T3"> </text:span><text:span text:style-name="T4">merupakan kebutuhan jangka panjang yang menjadi jalan untuk pencapaian critical goals tadi. Disini kalian harus punya tim yang baik, jadi untuk mengerjakannya tidak bisa sendiri. </text:span></text:p>
      <text:p text:style-name="P4"><text:span text:style-name="T4"/></text:p>
      <text:p text:style-name="P5"><text:span text:style-name="T3">Dan yang ketiga adalah nice to have goals adalah peningkatan pada pencapaian. Dalam melakukan pencapain goals kita, kita harus menerapkan efektivitas dan efesiensi dalam mencapainya. </text:span></text:p>
      <text:p text:style-name="P5"><text:span text:style-name="T3"/></text:p>
      <text:p text:style-name="P5"><text:span text:style-name="T3">Dalam pencapaian tujuan, itu kita harus mempunyai rencana dalam mencapainya. Inilah contoh renaca pencapaian tujuan. </text:span></text:p>
      <text:p text:style-name="P5"><text:span text:style-name="T3"/></text:p>
      <text:p text:style-name="P5"><text:span text:style-name="T3"/></text:p>
      <text:p text:style-name="P5"><text:span text:style-name="T3"/></text:p>
      <text:p text:style-name="P5"><text:soft-page-break/><text:span text:style-name="T3">Yang pertama, tulis tujuan secara spesifik. Kemudian tentukan jangka waktu. Sebuah tujuan itu harus dapat terukur. Dan ingat, tujuan itu harus bernilai penting. Selanjutnya temukan apa kesulitan dalam pencapaian tujuan itu, karena apabila anda tidak menumukan kesulitannya, hambatan-hambatan itu pasti akan terjadi. Dan ketika kamu temukan sudah lebih awal, kamu bisa mengatasinya. Selanjutnya ketrampilan apa saja yang harus dimiliki, ingat semua ada ilmu nya. Dan pencapaian tujuan itu pelajari, semua hal yang bisa menyukseskan tujuan anda. Dan yang terakhir pilih pembantu terpenting, maksudnya cari teman yang benar-benar bisa ikut mensukseskan tujuan anda itu.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7T11:30:56.377167654</meta:creation-date>
    <dc:date>2022-02-07T12:08:08.157447266</dc:date>
    <meta:editing-duration>PT14M15S</meta:editing-duration>
    <meta:editing-cycles>3</meta:editing-cycles>
    <meta:generator>LibreOffice/7.2.5.2$Linux_X86_64 LibreOffice_project/20$Build-2</meta:generator>
    <meta:document-statistic meta:table-count="0" meta:image-count="0" meta:object-count="0" meta:page-count="2" meta:paragraph-count="17" meta:word-count="446" meta:character-count="3116" meta:non-whitespace-character-count="2679"/>
  </office:meta>
</office:document-meta>
</file>